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Arial" fo:font-size="11pt" fo:language="gl" fo:country="ES" officeooo:paragraph-rsid="0011c64e" style:font-size-asian="11pt" style:font-size-complex="11pt"/>
    </style:style>
    <style:style style:name="P2" style:family="paragraph" style:parent-style-name="Preformatted_20_Text">
      <style:text-properties style:font-name="Arial" fo:font-size="11pt" officeooo:paragraph-rsid="0011c64e" style:font-size-asian="11pt" style:font-size-complex="11pt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officeooo:paragraph-rsid="0011c64e" style:font-size-asian="11pt" style:font-size-complex="11pt"/>
    </style:style>
    <style:style style:name="P4" style:family="paragraph" style:parent-style-name="Standard">
      <style:text-properties style:font-name="Arial" fo:font-size="11pt" officeooo:paragraph-rsid="0011c64e" style:font-size-asian="11pt" style:font-size-complex="11pt"/>
    </style:style>
    <style:style style:name="P5" style:family="paragraph" style:parent-style-name="Preformatted_20_Text">
      <style:text-properties style:font-name="Arial" fo:font-size="11pt" style:text-underline-style="solid" style:text-underline-width="auto" style:text-underline-color="font-color" fo:font-weight="bold" officeooo:paragraph-rsid="0011c64e" style:font-size-asian="11pt" style:font-weight-asian="bold" style:font-size-complex="11pt" style:font-weight-complex="bold"/>
    </style:style>
    <style:style style:name="P6" style:family="paragraph" style:parent-style-name="Preformatted_20_Text" style:master-page-name="Standard">
      <style:paragraph-properties style:page-number="auto" fo:break-before="page"/>
      <style:text-properties style:font-name="Arial" fo:font-size="11pt" officeooo:paragraph-rsid="0011c64e" style:font-size-asian="11pt" style:font-size-complex="11pt"/>
    </style:style>
    <style:style style:name="P7" style:family="paragraph" style:parent-style-name="Preformatted_20_Text">
      <style:text-properties style:font-name="Arial" fo:font-size="11pt" officeooo:paragraph-rsid="0011c64e" style:font-size-asian="11pt" style:font-size-complex="11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6535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380aa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ome do proxecto:</text:span> </text:p>
      <text:p text:style-name="P2">pasaxeirosvoosserializadooracle_3 <text:s text:c="4"/>(DEBE TER ESTE NOME EXACTAMENTE)</text:p>
      <text:p text:style-name="P2"/>
      <text:p text:style-name="P5">software dispoñible:</text:p>
      <text:p text:style-name="P2"/>
      <text:p text:style-name="P2">dispomos dos drivers para <text:span text:style-name="T4">postgres</text:span></text:p>
      <text:p text:style-name="P2"/>
      <text:p text:style-name="P2">voos.sql <text:s/>: <text:s/>script necesario para crear as <text:s/>taboas <text:s/>en oracle que xa incluen as insercions de unha serie de datos (poden verse mais abaixo). </text:p>
      <text:p text:style-name="P2"/>
      <text:p text:style-name="P2">reservas : ficheiro de texto serializado chamado 'reservas' <text:s/>que conten <text:s/>unha serie de reservas de voos feitas por os pasaxeiros. Remata cun null (debes preguntar por el para rematar a <text:s/>lectura de todas as reservas)</text:p>
      <text:p text:style-name="P2"/>
      <text:p text:style-name="P2">Reserva.java <text:s/>: <text:s/>clase java <text:s/>que nos permite <text:s/>manipular obxectos de tipo reservas.</text:p>
      <text:p text:style-name="P2"/>
      <text:p text:style-name="P5">Que se pide dentro do proxecto :</text:p>
      <text:p text:style-name="P2"/>
      <text:p text:style-name="P2">crea os metodos que consideres necesarios para poder desenvolver as seguentes accions (tamen podes facelo sen metodos):</text:p>
      <text:p text:style-name="P2"/>
      <text:p text:style-name="P2">a) lerReservas(): <text:s/>ler o ficheiro de texto serializado 'reservas'</text:p>
      <text:p text:style-name="P2"/>
      <text:p text:style-name="P2">b) <text:s/>por cada reserva lida no apartado <text:s/>a) debe :</text:p>
      <text:p text:style-name="P2"><text:s/></text:p>
      <text:p text:style-name="P2"/>
      <text:p text:style-name="P3">b1) <text:s/>debe aumentarse en 1 o numero de reservas para o pasaxeiro correspondente a cada reserva lida <text:s/>(campo nreservas taboa pasaxeiros <text:span text:style-name="T2">)</text:span>. </text:p>
      <text:p text:style-name="P2"/>
      <text:p text:style-name="P3">b2) inserirse na taboa RESERVASFEITAS os datos correspondentes a reserva lida , lembrandose de calcular o campo prezoreseva <text:s text:c="2"/>( debe ser igual ao prezo do voo de ida mais o prezo do voo de volta , lembrar que o prezo dos voos atopanse na taboa voos de oracle) . Este apartado dividise en varios de cara a puntuacion :</text:p>
      <text:p text:style-name="P3"/>
      <text:p text:style-name="P3"><text:tab/>b.2.1) grabar codigo de reserva e dni</text:p>
      <text:p text:style-name="P3"><text:tab/>b.2.2) grabar nome</text:p>
      <text:p text:style-name="P3"><text:tab/>b.2.3) grabar prezo </text:p>
      <text:p text:style-name="P2"/>
      <text:p text:style-name="P2"/>
      <text:p text:style-name="P2"/>
      <text:p text:style-name="P2"/>
      <text:p text:style-name="P2">contidos iniciais do ficheiro serializado 'reservas':</text:p>
      <text:p text:style-name="P2"><text:s text:c="3"/></text:p>
      <text:p text:style-name="P2">codr <text:s/><text:tab/><text:tab/>identifica a reserva </text:p>
      <text:p text:style-name="P2">dni <text:s/><text:tab/><text:tab/>indica pasaxeiro que fai a reserva</text:p>
      <text:p text:style-name="P2">idvooida <text:s text:c="2"/><text:tab/>indica o voo de ida do pasaxeiro</text:p>
      <text:p text:style-name="P2">idvoovolta <text:tab/>indica o voo de volta do pasaxeiro</text:p>
      <text:p text:style-name="P2"/>
      <text:p text:style-name="P2">codr <text:tab/>dni <text:tab/><text:tab/>idvooida <text:s/><text:tab/>idvoovolta <text:s/><text:tab/></text:p>
      <text:section text:style-name="Sect1" text:name="Sección1">
        <text:p text:style-name="P2"><text:s text:c="2"/>1 <text:tab/>"361a" <text:tab/><text:tab/>1 <text:tab/><text:tab/>2 <text:tab/><text:tab/></text:p>
        <text:p text:style-name="P2"><text:s text:c="2"/>2 <text:tab/>"362b" <text:tab/><text:tab/>3 <text:tab/><text:tab/>4 <text:tab/><text:tab/></text:p>
        <text:p text:style-name="P2"><text:s text:c="2"/>3 <text:tab/>"361a" <text:tab/><text:tab/>5 <text:tab/><text:tab/>6 <text:tab/><text:tab/> </text:p>
        <text:p text:style-name="P2"/>
        <text:p text:style-name="P2"/>
        <text:p text:style-name="P2">contidos iniciais das taboas pasaxeiros e voos </text:p>
        <text:p text:style-name="P2"/>
        <text:p text:style-name="P2">pasaxeiros</text:p>
        <text:p text:style-name="P2"><text:soft-page-break/>DNI <text:s text:c="2"/>NOME<text:tab/> <text:s text:c="5"/>TELF<text:tab/> CIDADE <text:s text:c="5"/>NRESERVAS</text:p>
        <text:p text:style-name="P2"/>
        <text:p text:style-name="P2">361a <text:s/>luis<text:tab/> <text:s text:c="5"/>9861a<text:tab/> vigo<text:tab/><text:tab/> <text:s text:c="4"/>0</text:p>
        <text:p text:style-name="P2">362b <text:s/>ana<text:tab/> <text:s text:c="5"/>9861b<text:tab/> lugo<text:tab/><text:tab/> <text:s text:c="4"/>0</text:p>
        <text:p text:style-name="P2">363c <text:s/>pedro<text:tab/> <text:s text:c="5"/>9861c<text:tab/> lugo<text:tab/><text:tab/> <text:s text:c="4"/>0</text:p>
        <text:p text:style-name="P2">364d <text:s/>ana<text:tab/> <text:s text:c="5"/>9861d<text:tab/> vigo<text:tab/><text:tab/> <text:s text:c="4"/>0</text:p>
        <text:p text:style-name="P2"/>
        <text:p text:style-name="P2">voos</text:p>
        <text:p text:style-name="P2"><text:s/>VOO ORIXE<text:tab/> <text:s text:c="2"/><text:tab/>DESTINO<text:tab/><text:tab/>PREZO</text:p>
        <text:p text:style-name="P2"/>
        <text:p text:style-name="P2">1 <text:tab/>vigo <text:tab/> <text:s text:c="2"/><text:tab/>estambul<text:tab/><text:tab/>150</text:p>
        <text:p text:style-name="P2">2 <text:tab/>estambul<text:tab/>vigo <text:tab/><text:tab/> <text:s/><text:tab/>200</text:p>
        <text:p text:style-name="P2">3 <text:tab/>vigo <text:tab/> <text:s/><text:tab/> londres<text:tab/><text:tab/> 80</text:p>
        <text:p text:style-name="P2">4 <text:tab/>londres<text:tab/>vigo <text:tab/><text:tab/> <text:s text:c="4"/><text:tab/>90</text:p>
        <text:p text:style-name="P2">5 <text:tab/>vigo <text:tab/> <text:s text:c="2"/><text:tab/>lisboa<text:tab/><text:tab/> <text:s/><text:tab/>90</text:p>
        <text:p text:style-name="P2">6 <text:tab/>lisboa<text:tab/> <text:s text:c="2"/><text:tab/>vigo <text:tab/><text:tab/> <text:s/><text:tab/>100</text:p>
        <text:p text:style-name="P2">7 <text:tab/>vigo <text:tab/> <text:s/><text:tab/>viena<text:tab/><text:tab/> <text:s/><text:tab/>200</text:p>
        <text:p text:style-name="P2">8 <text:tab/>viena<text:tab/> <text:s/><text:tab/>vigo <text:tab/><text:tab/> <text:s/><text:tab/>250</text:p>
        <text:p text:style-name="P2">9 <text:tab/>vigo <text:tab/> <text:s/><text:tab/>tunez<text:tab/><text:tab/> <text:s text:c="2"/><text:tab/>160</text:p>
        <text:p text:style-name="P2">10 <text:tab/>tunez<text:tab/> <text:s text:c="2"/><text:tab/>vigo <text:tab/><text:tab/> <text:s/><text:tab/>150</text:p>
        <text:p text:style-name="P2">11 <text:tab/>vigo <text:tab/> <text:s/><text:tab/>paris<text:tab/><text:tab/> <text:s/><text:tab/>200</text:p>
        <text:p text:style-name="P2">12 <text:tab/>paris<text:tab/> <text:s text:c="2"/><text:tab/>vigo <text:tab/><text:tab/> <text:s text:c="2"/><text:tab/>90</text:p>
        <text:p text:style-name="P2"/>
        <text:p text:style-name="P2"/>
        <text:p text:style-name="P2"/>
        <text:p text:style-name="P2"/>
      </text:section>
      <text:p text:style-name="P2"/>
      <text:p text:style-name="P2">b) contido da taboa pasaxeiros despois de ser actualizada cos datos procedentes das lecturas das reservas que se atopan no ficheiro serializado 'reservas'. (Vemos que o pasaxeiro "361a" ten 2 reservas porque realmente hai duas reservas <text:s/>que son de dito pasaxeiro.)</text:p>
      <text:p text:style-name="P2"/>
      <text:p text:style-name="P2"/>
      <text:p text:style-name="P2"/>
      <text:p text:style-name="P2">PASAXEIROS</text:p>
      <text:p text:style-name="P2"/>
      <text:p text:style-name="P2">DNI <text:s text:c="2"/>NOME<text:tab/> <text:s text:c="5"/>TELF<text:tab/> CIDADE <text:s text:c="5"/>NRESERVAS</text:p>
      <text:p text:style-name="P2"/>
      <text:p text:style-name="P2">361a <text:s/>luis<text:tab/> <text:s text:c="5"/>9861a<text:tab/> vigo<text:tab/><text:tab/> <text:s text:c="4"/>2</text:p>
      <text:p text:style-name="P2">362b <text:s/>ana<text:tab/> <text:s text:c="5"/>9861b<text:tab/> lugo<text:tab/><text:tab/> <text:s text:c="4"/>1</text:p>
      <text:p text:style-name="P2">363c <text:s/>pedro<text:tab/> <text:s text:c="5"/>9861c<text:tab/> lugo<text:tab/><text:tab/> <text:s text:c="4"/>0</text:p>
      <text:p text:style-name="P2">364d <text:s/>ana<text:tab/> <text:s text:c="5"/>9861d<text:tab/> vigo<text:tab/><text:tab/> <text:s text:c="4"/>0</text:p>
      <text:p text:style-name="P2"/>
      <text:p text:style-name="P2">c) </text:p>
      <text:p text:style-name="P2"><text:s/>contido da taboa reservasfeitas despois de ser actualizada cos datos procedentes das lecturas das reservas que se atopan no ficheiro serializado 'reservas'</text:p>
      <text:p text:style-name="P2"/>
      <text:p text:style-name="P2">RESERVASFEITAS</text:p>
      <text:p text:style-name="P2">codr <text:tab/>dni <text:tab/><text:tab/>nome <text:tab/><text:tab/><text:tab/>prezoreserva <text:s/></text:p>
      <text:p text:style-name="P2">1 <text:tab/>"361a" <text:tab/><text:tab/>luis <text:tab/><text:tab/><text:tab/>350 <text:tab/></text:p>
      <text:p text:style-name="P2">2 <text:tab/>"362b" <text:tab/><text:tab/>ana<text:tab/><text:tab/> <text:tab/>170 <text:tab/><text:tab/></text:p>
      <text:p text:style-name="P4">3 <text:tab/>"361a" <text:tab/><text:tab/>luis <text:tab/><text:tab/><text:tab/>190 <text:tab/><text:tab/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2:33:29.656536476</meta:creation-date>
    <dc:date>2022-11-16T13:37:26.587582234</dc:date>
    <meta:editing-duration>PT22M2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62" meta:word-count="466" meta:character-count="3030" meta:non-whitespace-character-count="2248"/>
  </office:meta>
</office:document-meta>
</file>